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9.7linux内核笔记</text:p>
      <text:list xml:id="list1371352710" text:style-name="L2">
        <text:list-item>
          <text:p text:style-name="P1">中断：和异常的区别，异常可以理解为同步的中断，异常是由处理器产生的同步中断。注意，软中断的概念</text:p>
        </text:list-item>
        <text:list-item>
          <text:p text:style-name="P1">可以优化下现在用的ubuntu</text:p>
        </text:list-item>
        <text:list-item>
          <text:p text:style-name="P1">什么是睡眠不安全</text:p>
        </text:list-item>
        <text:list-item>
          <text:p text:style-name="P1">中断线是什么概念，注册中断线和删除，中断处理程序</text:p>
        </text:list-item>
        <text:list-item>
          <text:p text:style-name="P1">注意，Linux内核中提供的防止死锁的机制？？</text:p>
        </text:list-item>
        <text:list-item>
          <text:p text:style-name="P1">自旋锁实现多处理器的线程同步，单处理器编译时不会加入自旋锁？</text:p>
          <text:p text:style-name="P1">在用自旋锁之前一定要先禁止本处理器上的中断</text:p>
          <text:p text:style-name="P1">调试自旋锁时应该打开内核选项：CONFIG_DEBUG_SPINLOCK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5:33:17</meta:creation-date>
    <dc:date>2013-09-07T20:09:35</dc:date>
    <meta:editing-duration>PT4H35M20S</meta:editing-duration>
    <meta:editing-cycles>13</meta:editing-cycles>
    <meta:generator>LibreOffice/3.5$Linux_x86 LibreOffice_project/350m1$Build-202</meta:generator>
    <meta:document-statistic meta:table-count="0" meta:image-count="0" meta:object-count="0" meta:page-count="1" meta:paragraph-count="9" meta:word-count="101" meta:character-count="224" meta:non-whitespace-character-count="251"/>
  </office:meta>
</office:document-meta>
</file>